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3pt" fo:language="ru" fo:country="RU" fo:font-style="italic" style:font-size-asian="13pt" style:font-style-asian="italic" style:font-size-complex="13pt" style:font-style-complex="italic"/>
    </style:style>
    <style:style style:name="P2" style:family="paragraph" style:parent-style-name="Standard"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fo:font-style="normal" fo:font-weight="normal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text-properties fo:color="#000000" style:font-name="Calibri" fo:font-size="11.5pt" fo:language="ru" fo:country="RU" style:font-size-asian="11.5pt" style:font-size-complex="11.5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ru" fo:country="RU" fo:font-style="italic" style:font-style-asian="italic" style:font-style-complex="italic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80" fo:language="ru" fo:country="RU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1.5pt" fo:language="ru" fo:country="RU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.5pt" fo:language="ru" fo:country="RU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fo:font-style="normal" fo:font-weight="normal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2pt" fo:language="ru" fo:country="RU" style:font-name-asian="Times New Roman" style:font-size-asian="12pt" style:language-asian="ru" style:country-asian="RU" style:font-name-complex="Times New Roman" style:font-size-complex="12pt"/>
    </style:style>
    <style:style style:name="T1" style:family="text">
      <style:text-properties fo:color="#000080"/>
    </style:style>
    <style:style style:name="T2" style:family="text">
      <style:text-properties fo:color="#000080" style:font-name="Calibri" fo:font-size="11.5pt" fo:language="ru" fo:country="RU" style:font-size-asian="11.5pt" style:font-size-complex="11.5pt"/>
    </style:style>
    <style:style style:name="T3" style:family="text">
      <style:text-properties fo:color="#000080"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T4" style:family="text">
      <style:text-properties fo:color="#000080" style:font-name="Calibri" fo:font-size="11.5pt" style:font-size-asian="11.5pt" style:font-size-complex="11.5pt"/>
    </style:style>
    <style:style style:name="T5" style:family="text">
      <style:text-properties fo:color="#ff0000"/>
    </style:style>
    <style:style style:name="T6" style:family="text">
      <style:text-properties fo:color="#ff0000" style:font-name="Calibri" fo:font-size="11.5pt" fo:language="ru" fo:country="RU" style:font-size-asian="11.5pt" style:font-size-complex="11.5pt"/>
    </style:style>
    <style:style style:name="T7" style:family="text">
      <style:text-properties fo:color="#ff0000" style:font-name="Calibri" fo:font-size="11.5pt" style:font-size-asian="11.5pt" style:font-size-complex="11.5pt"/>
    </style:style>
    <style:style style:name="T8" style:family="text">
      <style:text-properties fo:color="#008000"/>
    </style:style>
    <style:style style:name="T9" style:family="text">
      <style:text-properties fo:color="#008000" style:font-name="Calibri"/>
    </style:style>
    <style:style style:name="T10" style:family="text">
      <style:text-properties fo:color="#008000" style:font-name="Calibri" fo:font-size="11.5pt" style:font-size-asian="11.5pt" style:font-size-complex="11.5pt"/>
    </style:style>
    <style:style style:name="T11" style:family="text">
      <style:text-properties fo:color="#000000" style:font-name="Calibri"/>
    </style:style>
    <style:style style:name="T12" style:family="text">
      <style:text-properties fo:color="#000000" style:font-name="Calibri" fo:font-size="11.5pt" fo:language="ru" fo:country="RU" style:font-size-asian="11.5pt" style:font-size-complex="11.5pt"/>
    </style:style>
    <style:style style:name="T13" style:family="text">
      <style:text-properties fo:color="#000000" style:font-name="Calibri" fo:font-size="11.5pt" fo:language="en" fo:country="US" style:font-size-asian="11.5pt" style:font-size-complex="11.5pt"/>
    </style:style>
    <style:style style:name="T14" style:family="text">
      <style:text-properties fo:color="#000000" style:font-name="Calibri" fo:font-size="11.5pt" style:font-size-asian="11.5pt" style:font-size-complex="11.5pt"/>
    </style:style>
    <style:style style:name="T15" style:family="text">
      <style:text-properties fo:color="#000000" style:font-name="Calibri" fo:font-size="12pt" style:font-name-asian="Times New Roman" style:font-size-asian="12pt" style:language-asian="ru" style:country-asian="RU" style:font-name-complex="Times New Roman" style:font-size-complex="12pt"/>
    </style:style>
    <style:style style:name="T16" style:family="text">
      <style:text-properties fo:color="#000000" style:font-name="Calibri" style:font-name-asian="Times New Roman" style:language-asian="ru" style:country-asian="RU" style:font-name-complex="Times New Roman"/>
    </style:style>
    <style:style style:name="T17" style:family="text">
      <style:text-properties fo:color="#000000" style:font-name="Calibri" fo:language="en" fo:country="U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" fo:font-size="11.5pt" style:font-size-asian="11.5pt" style:font-size-complex="11.5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ое содержание</text:p>
      <text:p text:style-name="P2">Билет 15</text:p>
      <text:p text:style-name="P7"><text:span text:style-name="T8">Статика</text:span> — раздел механики, изучающий АТТ, находящееся в равновесии.</text:p>
      <text:p text:style-name="P7">Находится в равновесии — определения поступательного и вращательного движений.</text:p>
      <text:p text:style-name="Standard"><text:span text:style-name="T3">Условия равновесия</text:span><text:span text:style-name="T12">: сумма сил = 0, сумма моментов = 0. +определение </text:span><text:span text:style-name="T6">момента</text:span><text:span text:style-name="T12"> + д-во через уравнение.</text:span></text:p>
      <text:p text:style-name="Standard"><text:span text:style-name="T12">Делим тело на МТ. </text:span><text:span text:style-name="T6">Центр тяжести</text:span><text:span text:style-name="T12"> — точка, относительно которой сумма моментов всех сил тяжести равна 0.</text:span></text:p>
      <text:p text:style-name="Standard"><text:span text:style-name="T2">Виды равновесия</text:span><text:span text:style-name="T12">: устойчивое, неустойчивое, безразличное. + ПРИМЕРЫ.</text:span></text:p>
      <text:p text:style-name="Standard"><text:span text:style-name="T6">Теорема о 3 силах</text:span><text:span text:style-name="T12"> — если тело, находящееся в равновесии, действуют три силы, то прямые, вдоль которых расположены эти силы, пересекаются в одной точке.</text:span></text:p>
      <text:p text:style-name="P3"><text:span text:style-name="T12">Д-во: от противного, тело в равновесии, сумма моментов равна 0 =</text:span><text:span text:style-name="T13">&gt; ?!</text:span></text:p>
      <text:p text:style-name="P11"><text:span text:style-name="T19">Устойчивость</text:span></text:p>
      <text:p text:style-name="P4"><text:span text:style-name="T14">Определяем — когда не падает, поднимаем поверхность. Тело не падает, пока вертикаль из ЦТ на поверхности. Момент силы тяжести начинает поворачивать тело.</text:span></text:p>
      <text:p text:style-name="P4"><text:span text:style-name="T14">Чем ниже ЦТ, больше </text:span><text:span text:style-name="T13">S</text:span><text:span text:style-name="T14"> — больше угол</text:span></text:p>
      <text:p text:style-name="P8"><text:span text:style-name="T14">Принцип минимума потенциальной энергии.</text:span></text:p>
      <text:p text:style-name="P9"><text:span text:style-name="T14">Билет 16</text:span></text:p>
      <text:p text:style-name="P10"><text:span text:style-name="T7">Момент импульса МТ отн неподвижной точки О </text:span><text:span text:style-name="T14">— вфв, равная векторному произведению радиус-вектора и импульса. </text:span><text:span text:style-name="T14"><draw:frame draw:style-name="fr1" draw:name="Объект1" text:anchor-type="as-char" svg:width="3.366cm" svg:height="0.534cm" draw:z-index="0"><draw:object xlink:href="./Object 1" xlink:type="simple" xlink:show="embed" xlink:actuate="onLoad"/><draw:image xlink:href="./ObjectReplacements/Object 1" xlink:type="simple" xlink:show="embed" xlink:actuate="onLoad"/>
      <svg:desc>формула</svg:desc>
     </draw:frame></text:span><text:span text:style-name="T14">Направление — буравчик, модуль — расстояние на силу (рис). </text:span></text:p>
      <text:p text:style-name="P5"><text:span text:style-name="T4">Момент импульса относительно неподвижной оси</text:span><text:span text:style-name="T14"> — сфв, равная проекции на эту ось вектора момента импульса относительно точки О на данной оси. </text:span></text:p>
      <text:p text:style-name="P10"><text:span text:style-name="T14">Разбиваем на малые тела — МТ, записываем момент импульса, </text:span><text:span text:style-name="T14"><draw:frame draw:style-name="fr1" draw:name="Объект8" text:anchor-type="as-char" svg:width="4.44cm" svg:height="0.691cm" draw:z-index="1"><draw:object xlink:href="./Object 2" xlink:type="simple" xlink:show="embed" xlink:actuate="onLoad"/><draw:image xlink:href="./ObjectReplacements/Object 2" xlink:type="simple" xlink:show="embed" xlink:actuate="onLoad"/>
      <svg:desc>формула</svg:desc>
     </draw:frame></text:span><text:span text:style-name="T14">→</text:span><text:span text:style-name="T13"> </text:span><text:span text:style-name="T13"><draw:frame draw:style-name="fr1" draw:name="Объект11" text:anchor-type="as-char" svg:width="1.452cm" svg:height="0.52cm" draw:z-index="2"><draw:object xlink:href="./Object 3" xlink:type="simple" xlink:show="embed" xlink:actuate="onLoad"/><draw:image xlink:href="./ObjectReplacements/Object 3" xlink:type="simple" xlink:show="embed" xlink:actuate="onLoad"/>
      <svg:desc>формула</svg:desc>
     </draw:frame></text:span></text:p>
      <text:p text:style-name="P10"><text:span text:style-name="T14">За время угловая скорость меняется </text:span><text:span text:style-name="T14"><draw:frame draw:style-name="fr1" draw:name="Объект15" text:anchor-type="as-char" svg:width="2.272cm" svg:height="0.52cm" draw:z-index="3"><draw:object xlink:href="./Object 4" xlink:type="simple" xlink:show="embed" xlink:actuate="onLoad"/><draw:image xlink:href="./ObjectReplacements/Object 4" xlink:type="simple" xlink:show="embed" xlink:actuate="onLoad"/>
      <svg:desc>формула</svg:desc>
     </draw:frame></text:span><text:span text:style-name="T14">, делим на время, берем производную по времени →</text:span><text:span text:style-name="T13"> </text:span><text:span text:style-name="T14">получаем </text:span><text:span text:style-name="T14"><draw:frame draw:style-name="fr1" draw:name="Объект20" text:anchor-type="as-char" svg:width="3.447cm" svg:height="0.781cm" draw:z-index="4"><draw:object xlink:href="./Object 5" xlink:type="simple" xlink:show="embed" xlink:actuate="onLoad"/><draw:image xlink:href="./ObjectReplacements/Object 5" xlink:type="simple" xlink:show="embed" xlink:actuate="onLoad"/>
      <svg:desc>формула</svg:desc>
     </draw:frame></text:span><text:span text:style-name="T14">- осн. </text:span><text:span text:style-name="T4">Уравнение вращательного движения</text:span><text:span text:style-name="T14">, а за одно и </text:span><text:span text:style-name="T7">закон изменения момента импульса</text:span><text:span text:style-name="T14">.</text:span></text:p>
      <text:p text:style-name="P10"><text:span text:style-name="T7">Закон сохранения момента импульса</text:span><text:span text:style-name="T14"> — МИ замкнутой системы тел остается неизменным.</text:span></text:p>
      <text:p text:style-name="P13"><text:span text:style-name="T11"><text:tab/>Тк система замкнута сумма внеш сил = 0, сумма моментов = 0, тогда </text:span><text:span text:style-name="T17">L=0.</text:span></text:p>
      <text:p text:style-name="P13"><text:span text:style-name="T9">Скамья Жуковского</text:span><text:span text:style-name="T11"> — руки разогнуты — согнуты, </text:span><text:span text:style-name="T16">по закону сохранения момента импульса </text:span><text:span text:style-name="T16"><draw:frame draw:style-name="fr1" draw:name="Объект26" text:anchor-type="as-char" svg:width="2.408cm" svg:height="0.531cm" draw:z-index="5"><draw:object xlink:href="./Object 6" xlink:type="simple" xlink:show="embed" xlink:actuate="onLoad"/><draw:image xlink:href="./ObjectReplacements/Object 6" xlink:type="simple" xlink:show="embed" xlink:actuate="onLoad"/>
      <svg:desc>формула</svg:desc>
     </draw:frame></text:span><text:span text:style-name="T16">получаем, что </text:span><text:span text:style-name="T16"><draw:frame draw:style-name="fr1" draw:name="Объект27" text:anchor-type="as-char" svg:width="1.393cm" svg:height="0.531cm" draw:z-index="6"><draw:object xlink:href="./Object 7" xlink:type="simple" xlink:show="embed" xlink:actuate="onLoad"/><draw:image xlink:href="./ObjectReplacements/Object 7" xlink:type="simple" xlink:show="embed" xlink:actuate="onLoad"/>
      <svg:desc>формула</svg:desc>
     </draw:frame></text:span><text:span text:style-name="T16">, а тогда </text:span><text:span text:style-name="T16"><draw:frame draw:style-name="fr1" draw:name="Объект28" text:anchor-type="as-char" svg:width="1.496cm" svg:height="0.531cm" draw:z-index="7"><draw:object xlink:href="./Object 8" xlink:type="simple" xlink:show="embed" xlink:actuate="onLoad"/><draw:image xlink:href="./ObjectReplacements/Object 8" xlink:type="simple" xlink:show="embed" xlink:actuate="onLoad"/>
      <svg:desc>формула</svg:desc>
     </draw:frame></text:span><text:span text:style-name="T16">.</text:span></text:p>
      <text:p text:style-name="P12"><text:span text:style-name="T16">Билет 17</text:span></text:p>
      <text:p text:style-name="P14"><text:span text:style-name="T5">Давление</text:span> — скалярная физическая величина, численно равная отношению силы давления, направленной по нормали к поверхности, к площади этой поверхности.</text:p>
      <text:p text:style-name="P14"><text:span text:style-name="T20">Факт</text:span> про давление и ориентацию поверхности</text:p>
      <text:p text:style-name="P14"><text:span text:style-name="T5">Закон Паскаля</text:span> — давление , производимое внешними силами на покоящуюся жидкость (газ), передается одинаково во всех направлениях. (То есть в каждой точке давление одинаково).</text:p>
      <text:p text:style-name="P6">Д-во: отвердевание, в цилиндре на концах давления равны.</text:p>
      <text:p text:style-name="P14"><text:span text:style-name="T8">Гидравлический пресс</text:span> — выигрыш в силе при давлении на большую. (рисунок!)</text:p>
      <text:p text:style-name="P14"><text:span text:style-name="T1">Гидростатическое давление</text:span> — давление, возникающее из-за действия верхних слоев жидкости (газа) на нижние.</text:p>
      <text:p text:style-name="P14">Для точек на одной высоте давления равны (выводим формулу от высоты)</text:p>
      <text:p text:style-name="P14"><text:span text:style-name="T8">Сообщающиеся сосуды</text:span> — разнородные жидкости — высоты столбов относятся обратно пропорционально плотностям. (рисунок!)</text:p>
      <text:p text:style-name="P14"><text:span text:style-name="T8">Гидростатический парадокс</text:span> — давление не всегда равно вес жидкости. (рисунок!)</text:p>
      <text:p text:style-name="P15"><text:span text:style-name="T5">Сила Архимеда (выталкивающая сила)</text:span> — сила, с которой жидкость (газ) выталкивает погруженное в нее тело. Возникает из-за большего давления снизу.</text:p>
      <text:p text:style-name="P14"><text:span text:style-name="T5">Закон Архимеда </text:span>— на тело, погруженное в жидкость или газ, действует выталкивающая сила (сила Архимеда), направленная вертикально вверх (от центра Земли) и равная весу жидкости (газа) в объеме погруженного тела. Точка приложения — центр масс погруженного тела.<draw:frame draw:style-name="fr1" draw:name="Объект13" text:anchor-type="as-char" svg:width="2.923cm" svg:height="0.559cm" draw:z-index="8"><draw:object xlink:href="./Object 9" xlink:type="simple" xlink:show="embed" xlink:actuate="onLoad"/><draw:image xlink:href="./ObjectReplacements/Object 9" xlink:type="simple" xlink:show="embed" xlink:actuate="onLoad"/>
     <svg:desc>формула</svg:desc>
    </draw:frame></text:p>
      <text:p text:style-name="P14">Д-во -меняем на ж\газ — сила та же.</text:p>
      <text:p text:style-name="P14"><text:span text:style-name="T21">Плавание тел</text:span> (рисунок), <text:span text:style-name="T21">Плавание судов</text:span> — водоизмещение, осадка, ваттерлиния, </text:p>
      <text:p text:style-name="P1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623cm" fo:margin-left="1.032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04T16:12:23.93</meta:creation-date>
    <dc:date>2017-03-12T18:56:43.66</dc:date>
    <meta:editing-duration>P3DT16H14M26S</meta:editing-duration>
    <meta:editing-cycles>5</meta:editing-cycles>
    <meta:generator>OpenOffice.org/3.3$Win32 OpenOffice.org_project/330m20$Build-9567</meta:generator>
    <meta:print-date>2017-03-09T20:09:30.47</meta:print-date>
    <meta:document-statistic meta:table-count="0" meta:image-count="0" meta:object-count="9" meta:page-count="1" meta:paragraph-count="35" meta:word-count="452" meta:character-count="3103"/>
  </office:meta>
</office:document-meta>
</file>

<file path=Object 1/content.xml><?xml version="1.0" encoding="utf-8"?>
<math xmlns="http://www.w3.org/1998/Math/MathML">
  <semantics>
    <mrow>
      <mrow>
        <mover accent="true">
          <mi>L</mi>
          <mo stretchy="false">⃗</mo>
        </mover>
        <mo stretchy="false">=</mo>
        <mrow>
          <mo stretchy="false">[</mo>
          <mrow>
            <mover accent="true">
              <mi>r</mi>
              <mo stretchy="false">⃗</mo>
            </mover>
            <mo stretchy="false">⋅</mo>
            <mover accent="true">
              <mi>p</mi>
              <mo stretchy="false">⃗</mo>
            </mover>
          </mrow>
          <mo stretchy="false">]</mo>
        </mrow>
      </mrow>
      <mo stretchy="false">=</mo>
      <mrow>
        <mo stretchy="false">[</mo>
        <mrow>
          <mrow>
            <mover accent="true">
              <mi>r</mi>
              <mo stretchy="false">⃗</mo>
            </mover>
            <mo stretchy="false">⋅</mo>
            <mi>m</mi>
          </mrow>
          <mover accent="true">
            <mi>v</mi>
            <mo stretchy="false">⃗</mo>
          </mover>
        </mrow>
        <mo stretchy="false">]</mo>
      </mrow>
    </mrow>
    <annotation encoding="StarMath 5.0"> vec L = [vec r cdot vec p]=[vec r cdot m vec v]</annotation>
  </semantics>
</math>
</file>

<file path=Object 2/content.xml><?xml version="1.0" encoding="utf-8"?>
<math xmlns="http://www.w3.org/1998/Math/MathML">
  <semantics>
    <mstyle mathsize="10pt">
      <mrow>
        <mrow>
          <mrow>
            <mfenced open="∣" close="∣">
              <msub>
                <mi>L</mi>
                <mi>i</mi>
              </msub>
            </mfenced>
            <mo stretchy="false">=</mo>
            <mo stretchy="false">Δ</mo>
          </mrow>
          <msub>
            <mi>m</mi>
            <mi>i</mi>
          </msub>
          <msub>
            <mi>r</mi>
            <mi>i</mi>
          </msub>
          <msub>
            <mi>v</mi>
            <mi>i</mi>
          </msub>
          <mi mathvariant="italic">sin</mi>
          <mrow>
            <mfrac>
              <mo stretchy="false">π</mo>
              <mn>2</mn>
            </mfrac>
            <mo stretchy="false">=</mo>
            <mo stretchy="false">Δ</mo>
          </mrow>
          <msub>
            <mi>m</mi>
            <mi>i</mi>
          </msub>
          <msub>
            <mi>r</mi>
            <mi>i</mi>
          </msub>
          <msub>
            <mi>v</mi>
            <mi>i</mi>
          </msub>
        </mrow>
      </mrow>
    </mstyle>
    <annotation encoding="StarMath 5.0">size 10 {abs{L_i}=%DELTA m_i r_i v_i sin %ipi over 2 = %DELTA m_i r_i v_i}</annotation>
  </semantics>
</math>
</file>

<file path=Object 3/content.xml><?xml version="1.0" encoding="utf-8"?>
<math xmlns="http://www.w3.org/1998/Math/MathML">
  <semantics>
    <mrow>
      <mrow>
        <mover accent="true">
          <mi>L</mi>
          <mo stretchy="false">⃗</mo>
        </mover>
        <mo stretchy="false">=</mo>
        <mi>J</mi>
      </mrow>
      <mover accent="true">
        <mo stretchy="false">ω</mo>
        <mo stretchy="false">⃗</mo>
      </mover>
    </mrow>
    <annotation encoding="StarMath 5.0">vec L =J vec %omega</annotation>
  </semantics>
</math>
</file>

<file path=Object 4/content.xml><?xml version="1.0" encoding="utf-8"?>
<math xmlns="http://www.w3.org/1998/Math/MathML">
  <semantics>
    <mrow>
      <mo stretchy="false">Δ</mo>
      <mrow>
        <mover accent="true">
          <mi>L</mi>
          <mo stretchy="false">⃗</mo>
        </mover>
        <mo stretchy="false">=</mo>
        <mrow>
          <mi>J</mi>
          <mo stretchy="false">⋅</mo>
          <mo stretchy="false">Δ</mo>
        </mrow>
      </mrow>
      <mover accent="true">
        <mo stretchy="false">ω</mo>
        <mo stretchy="false">⃗</mo>
      </mover>
    </mrow>
    <annotation encoding="StarMath 5.0">%DELTA vec L = J cdot %DELTA  vec %omega</annotation>
  </semantics>
</math>
</file>

<file path=Object 5/content.xml><?xml version="1.0" encoding="utf-8"?>
<math xmlns="http://www.w3.org/1998/Math/MathML">
  <semantics>
    <mstyle mathsize="9pt">
      <mrow>
        <mrow>
          <mrow>
            <mfrac>
              <mrow>
                <mi>d</mi>
                <mover accent="true">
                  <mi>L</mi>
                  <mo stretchy="false">⃗</mo>
                </mover>
              </mrow>
              <mrow>
                <mi>d</mi>
                <mi>t</mi>
              </mrow>
            </mfrac>
            <mo stretchy="false">=</mo>
            <mi>J</mi>
          </mrow>
          <mrow>
            <mfrac>
              <mrow>
                <mi>d</mi>
                <mover accent="true">
                  <mo stretchy="false">ω</mo>
                  <mo stretchy="false">⃗</mo>
                </mover>
              </mrow>
              <mrow>
                <mi>d</mi>
                <mi>t</mi>
              </mrow>
            </mfrac>
            <mo stretchy="false">=</mo>
            <mi>J</mi>
          </mrow>
          <mrow>
            <mover accent="true">
              <mo stretchy="false">β</mo>
              <mo stretchy="false">⃗</mo>
            </mover>
            <mo stretchy="false">=</mo>
            <mrow>
              <mo stretchy="false">∑</mo>
              <mover accent="true">
                <mi>M</mi>
                <mo stretchy="false">⃗</mo>
              </mover>
            </mrow>
          </mrow>
        </mrow>
      </mrow>
    </mstyle>
    <annotation encoding="StarMath 5.0">size 9{{ {d vec L} over {d t }}=J     {{d vec %omega} over {d t }} = J vec %ibeta = SUM vec M}</annotation>
  </semantics>
</math>
</file>

<file path=Object 6/content.xml><?xml version="1.0" encoding="utf-8"?>
<math xmlns="http://www.w3.org/1998/Math/MathML">
  <semantics>
    <mrow>
      <msub>
        <mi>J</mi>
        <mn>1</mn>
      </msub>
      <mrow>
        <msub>
          <mo stretchy="false">ω</mo>
          <mn>2</mn>
        </msub>
        <mo stretchy="false">=</mo>
        <msub>
          <mi>J</mi>
          <mn>2</mn>
        </msub>
      </mrow>
      <msub>
        <mo stretchy="false">ω</mo>
        <mn>1</mn>
      </msub>
    </mrow>
    <annotation encoding="StarMath 5.0">J_1 %iomega_2= J_2 %iomega_1</annotation>
  </semantics>
</math>
</file>

<file path=Object 7/content.xml><?xml version="1.0" encoding="utf-8"?>
<math xmlns="http://www.w3.org/1998/Math/MathML">
  <semantics>
    <mrow>
      <msub>
        <mi>J</mi>
        <mn>2</mn>
      </msub>
      <mo stretchy="false">&lt;</mo>
      <msub>
        <mi>J</mi>
        <mn>1</mn>
      </msub>
    </mrow>
    <annotation encoding="StarMath 5.0"> J_2&lt;J_1</annotation>
  </semantics>
</math>
</file>

<file path=Object 8/content.xml><?xml version="1.0" encoding="utf-8"?>
<math xmlns="http://www.w3.org/1998/Math/MathML">
  <semantics>
    <mrow>
      <msub>
        <mo stretchy="false">ω</mo>
        <mn>2</mn>
      </msub>
      <mo stretchy="false">&gt;</mo>
      <msub>
        <mo stretchy="false">ω</mo>
        <mn>1</mn>
      </msub>
    </mrow>
    <annotation encoding="StarMath 5.0"> %iomega_2&gt; %iomega_1</annotation>
  </semantics>
</math>
</file>

<file path=Object 9/content.xml><?xml version="1.0" encoding="utf-8"?>
<math xmlns="http://www.w3.org/1998/Math/MathML">
  <semantics>
    <mrow>
      <mrow>
        <msub>
          <mi>F</mi>
          <mi>A</mi>
        </msub>
        <mo stretchy="false">=</mo>
        <msub>
          <mo stretchy="false">ρ</mo>
          <mtext>ж\г</mtext>
        </msub>
      </mrow>
      <mi>g</mi>
      <msub>
        <mi>V</mi>
        <mtext>погр</mtext>
      </msub>
    </mrow>
    <annotation encoding="StarMath 5.0">F_A = %irho _{"ж\г"} g V_"погр"</annotation>
  </semantics>
</math>
</file>